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20000014591B970EBBCCDC89C.jpg" manifest:media-type="image/jpeg"/>
  <manifest:file-entry manifest:full-path="Pictures/1000000000000190000001908D6A0B69DB70F31C.png" manifest:media-type="image/png"/>
  <manifest:file-entry manifest:full-path="Pictures/1000000000000320000001BED463965F8E4184FB.png" manifest:media-type="image/png"/>
  <manifest:file-entry manifest:full-path="Pictures/10000000000002700000015DDBD14772738FCB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Programación reactiva</text:p>
          </draw:text-box>
        </draw:frame>
        <draw:frame draw:style-name="gr1" draw:text-style-name="P1" draw:layer="layout" svg:width="22.009cm" svg:height="12.309cm" svg:x="3.032cm" svg:y="4.355cm">
          <draw:image xlink:href="Pictures/10000000000002700000015DDBD14772738FCB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Spring WebFlux</text:p>
          </draw:text-box>
        </draw:frame>
        <draw:frame draw:style-name="gr1" draw:text-style-name="P1" draw:layer="layout" svg:width="21.847cm" svg:height="12.179cm" svg:x="3.075cm" svg:y="4.913cm" presentation:class="graphic" presentation:user-transformed="true">
          <draw:image xlink:href="Pictures/1000000000000320000001BED463965F8E4184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Project Reactor</text:p>
          </draw:text-box>
        </draw:frame>
        <draw:frame draw:style-name="gr1" draw:text-style-name="P1" draw:layer="layout" svg:width="7.8cm" svg:height="7.8cm" svg:x="0.2cm" svg:y="-1.2cm">
          <draw:image xlink:href="Pictures/1000000000000190000001908D6A0B69DB70F31C.png" xlink:type="simple" xlink:show="embed" xlink:actuate="onLoad">
            <text:p/>
          </draw:image>
        </draw:frame>
        <draw:frame draw:style-name="gr1" draw:text-style-name="P1" draw:layer="layout" svg:width="11.482cm" svg:height="8.598cm" svg:x="7.4cm" svg:y="6.402cm">
          <draw:image xlink:href="Pictures/10000000000001B20000014591B970EBBCCDC8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22:10:57.212926485</meta:creation-date>
    <dc:date>2021-01-18T22:31:41.339730004</dc:date>
    <meta:editing-duration>PT13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